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roman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9835in" fo:text-align="left" style:justify-single-word="false" fo:text-indent="0.4917in" style:auto-text-indent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language-asian="cs" style:country-asian="CZ"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false" fo:line-height="100%" style:vertical-align="baseline"/>
    </style:style>
    <style:style style:name="P7" style:family="paragraph" style:parent-style-name="Standard">
      <style:paragraph-properties fo:line-height="100%" style:vertical-align="baseline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size="12pt" style:font-name-asian="Times New Roman1" style:font-size-asian="12pt" style:language-asian="cs" style:country-asian="CZ" style:font-name-complex="Calibri1" style:font-size-complex="12pt"/>
    </style:style>
    <style:style style:name="P9" style:family="paragraph" style:parent-style-name="Standard" style:list-style-name="WWNum1">
      <style:paragraph-properties fo:margin-top="0in" fo:margin-bottom="0in" style:contextual-spacing="false" fo:line-height="100%" style:vertical-align="baseline"/>
    </style:style>
    <style:style style:name="P10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000000" loext:opacity="100%" fo:font-size="3pt" fo:font-weight="bold" style:font-name-asian="Times New Roman1" style:font-size-asian="3pt" style:language-asian="cs" style:country-asian="CZ" style:font-weight-asian="bold" style:font-name-complex="Calibri1" style:font-size-complex="10pt"/>
    </style:style>
    <style:style style:name="P11" style:family="paragraph" style:parent-style-name="Standard">
      <style:paragraph-properties fo:margin-left="0.25in" fo:margin-top="0in" fo:margin-bottom="0in" style:contextual-spacing="false" fo:line-height="100%" style:vertical-align="baseline"/>
      <style:text-properties fo:color="#000000" loext:opacity="100%" fo:font-size="3pt" fo:font-weight="bold" style:font-name-asian="Times New Roman1" style:font-size-asian="3pt" style:language-asian="cs" style:country-asian="CZ" style:font-weight-asian="bold" style:font-name-complex="Calibri1" style:font-size-complex="10pt"/>
    </style:style>
    <style:style style:name="P12" style:family="paragraph" style:parent-style-name="Standard" style:list-style-name="WWNum1">
      <style:paragraph-properties fo:line-height="100%" style:vertical-align="baseline"/>
    </style:style>
    <style:style style:name="P13" style:family="paragraph" style:parent-style-name="Standard">
      <style:paragraph-properties fo:line-height="100%" style:vertical-align="baseline"/>
      <style:text-properties fo:color="#000000" loext:opacity="100%" fo:font-size="3pt" fo:font-weight="bold" style:font-name-asian="Times New Roman1" style:font-size-asian="3pt" style:language-asian="cs" style:country-asian="CZ" style:font-weight-asian="bold" style:font-name-complex="Calibri1" style:font-size-complex="10pt"/>
    </style:style>
    <style:style style:name="P14" style:family="paragraph" style:parent-style-name="Standard" style:list-style-name="WWNum2">
      <style:paragraph-properties fo:margin-top="0in" fo:margin-bottom="0in" style:contextual-spacing="false" fo:line-height="100%" style:vertical-align="baseline"/>
    </style:style>
    <style:style style:name="P15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000000" loext:opacity="100%" fo:font-size="3pt" fo:font-weight="bold" style:font-name-asian="Times New Roman1" style:font-size-asian="3pt" style:language-asian="cs" style:country-asian="CZ" style:font-weight-asian="bold" style:font-name-complex="Calibri1"/>
    </style:style>
    <style:style style:name="P16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000000" loext:opacity="100%" fo:font-size="4pt" fo:font-weight="bold" style:font-name-asian="Times New Roman1" style:font-size-asian="4pt" style:language-asian="cs" style:country-asian="CZ" style:font-weight-asian="bold" style:font-name-complex="Calibri1"/>
    </style:style>
    <style:style style:name="P17" style:family="paragraph" style:parent-style-name="Standard" style:list-style-name="WWNum2">
      <style:paragraph-properties fo:line-height="100%" style:vertical-align="baseline"/>
    </style:style>
    <style:style style:name="P18" style:family="paragraph" style:parent-style-name="Standard" style:list-style-name="WWNum3">
      <style:paragraph-properties fo:margin-top="0in" fo:margin-bottom="0in" style:contextual-spacing="false" fo:line-height="100%" style:vertical-align="baseline"/>
    </style:style>
    <style:style style:name="P19" style:family="paragraph" style:parent-style-name="Standard">
      <style:paragraph-properties fo:margin-left="0.5in" fo:margin-top="0in" fo:margin-bottom="0in" style:contextual-spacing="false" fo:line-height="100%" style:vertical-align="baseline"/>
      <style:text-properties fo:color="#000000" loext:opacity="100%" fo:font-size="3pt" style:font-name-asian="Times New Roman1" style:font-size-asian="3pt" style:language-asian="cs" style:country-asian="CZ" style:font-name-complex="Calibri1"/>
    </style:style>
    <style:style style:name="P20" style:family="paragraph" style:parent-style-name="Standard" style:list-style-name="WWNum3">
      <style:paragraph-properties fo:line-height="100%" style:vertical-align="baseline"/>
    </style:style>
    <style:style style:name="P21" style:family="paragraph" style:parent-style-name="Standard" style:list-style-name="WWNum4">
      <style:paragraph-properties fo:margin-top="0in" fo:margin-bottom="0in" style:contextual-spacing="false" fo:line-height="100%" style:vertical-align="baseline"/>
    </style:style>
    <style:style style:name="P22" style:family="paragraph" style:parent-style-name="Standard" style:list-style-name="WWNum10">
      <style:paragraph-properties fo:margin-top="0in" fo:margin-bottom="0in" style:contextual-spacing="false" fo:line-height="100%" style:vertical-align="baseline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-asian="Times New Roman1" style:language-asian="cs" style:country-asian="CZ" style:font-name-complex="Calibri1"/>
    </style:style>
    <style:style style:name="P24" style:family="paragraph" style:parent-style-name="p1" style:list-style-name="WWNum11">
      <style:paragraph-properties fo:margin-top="0.1945in" fo:margin-bottom="0in" style:contextual-spacing="false" fo:line-height="150%"/>
    </style:style>
    <style:style style:name="P25" style:family="paragraph" style:parent-style-name="p1" style:list-style-name="WWNum11">
      <style:paragraph-properties fo:margin-top="0in" fo:margin-bottom="0in" style:contextual-spacing="false" fo:line-height="150%"/>
    </style:style>
    <style:style style:name="P26" style:family="paragraph" style:parent-style-name="p1" style:list-style-name="WWNum11">
      <style:paragraph-properties fo:margin-top="0in" fo:margin-bottom="0.1945in" style:contextual-spacing="false" fo:line-height="150%"/>
    </style:style>
    <style:style style:name="P27" style:family="paragraph" style:parent-style-name="Standard">
      <style:paragraph-properties fo:margin-left="0.5in" fo:line-height="100%" style:vertical-align="baseline"/>
      <style:text-properties fo:color="#000000" loext:opacity="100%" fo:font-size="6pt" style:font-name-asian="Times New Roman1" style:font-size-asian="6pt" style:language-asian="cs" style:country-asian="CZ" style:font-name-complex="Calibri1"/>
    </style:style>
    <style:style style:name="P28" style:family="paragraph" style:parent-style-name="Standard" style:list-style-name="WWNum6">
      <style:paragraph-properties fo:margin-top="0in" fo:margin-bottom="0in" style:contextual-spacing="false" fo:line-height="100%" style:vertical-align="baseline"/>
    </style:style>
    <style:style style:name="P29" style:family="paragraph" style:parent-style-name="Standard" style:list-style-name="WWNum6">
      <style:paragraph-properties fo:line-height="100%" style:vertical-align="baseline"/>
    </style:style>
    <style:style style:name="P30" style:family="paragraph" style:parent-style-name="Standard">
      <style:paragraph-properties fo:margin-left="0.5in" fo:line-height="100%" style:vertical-align="baseline"/>
      <style:text-properties fo:color="#000000" loext:opacity="100%" fo:font-size="1pt" style:font-name-asian="Times New Roman1" style:font-size-asian="1pt" style:language-asian="cs" style:country-asian="CZ" style:font-name-complex="Calibri1"/>
    </style:style>
    <style:style style:name="P31" style:family="paragraph" style:parent-style-name="Standard" style:list-style-name="WWNum7">
      <style:paragraph-properties fo:margin-top="0in" fo:margin-bottom="0in" style:contextual-spacing="false" fo:line-height="100%" style:vertical-align="baseline"/>
    </style:style>
    <style:style style:name="P32" style:family="paragraph" style:parent-style-name="Standard" style:list-style-name="WWNum7">
      <style:paragraph-properties fo:line-height="100%" style:vertical-align="baseline"/>
    </style:style>
    <style:style style:name="P33" style:family="paragraph" style:parent-style-name="Standard">
      <style:paragraph-properties fo:line-height="100%"/>
      <style:text-properties fo:font-size="1pt" style:font-name-asian="Times New Roman1" style:font-size-asian="1pt" style:language-asian="cs" style:country-asian="CZ" style:font-name-complex="Calibri1"/>
    </style:style>
    <style:style style:name="P34" style:family="paragraph" style:parent-style-name="Standard" style:list-style-name="WWNum8">
      <style:paragraph-properties fo:margin-top="0in" fo:margin-bottom="0in" style:contextual-spacing="false" fo:line-height="100%" style:vertical-align="baseline"/>
    </style:style>
    <style:style style:name="P35" style:family="paragraph" style:parent-style-name="Standard" style:list-style-name="WWNum8">
      <style:paragraph-properties fo:line-height="100%" style:vertical-align="baseline"/>
    </style:style>
    <style:style style:name="P36" style:family="paragraph" style:parent-style-name="Standard">
      <style:paragraph-properties fo:margin-left="0.5in" fo:line-height="100%" style:vertical-align="baseline"/>
      <style:text-properties fo:color="#000000" loext:opacity="100%" style:font-name="Noto Sans Symbols" fo:font-size="4pt" style:font-name-asian="Times New Roman1" style:font-size-asian="4pt" style:language-asian="cs" style:country-asian="CZ" style:font-name-complex="Times New Roman1"/>
    </style:style>
    <style:style style:name="P37" style:family="paragraph" style:parent-style-name="Standard">
      <style:paragraph-properties fo:line-height="100%"/>
      <style:text-properties style:font-name-asian="Times New Roman1" style:language-asian="cs" style:country-asian="CZ" style:font-name-complex="Calibri1"/>
    </style:style>
    <style:style style:name="P38" style:family="paragraph" style:parent-style-name="Standard">
      <style:paragraph-properties fo:margin-top="0in" fo:margin-bottom="0.139in" style:contextual-spacing="false" fo:line-height="100%"/>
    </style:style>
    <style:style style:name="P39" style:family="paragraph" style:parent-style-name="p1">
      <style:paragraph-properties fo:margin-top="0.1945in" fo:margin-bottom="0.1945in" style:contextual-spacing="false"/>
    </style:style>
    <style:style style:name="P40" style:family="paragraph" style:parent-style-name="Standard">
      <style:paragraph-properties fo:line-height="100%"/>
      <style:text-properties officeooo:rsid="000f38e7" officeooo:paragraph-rsid="000f38e7" style:font-name-asian="Times New Roman1" style:language-asian="cs" style:country-asian="CZ" style:font-name-complex="Calibri1"/>
    </style:style>
    <style:style style:name="P41" style:family="paragraph" style:parent-style-name="Standard" style:list-style-name="WWNum9">
      <style:paragraph-properties fo:margin-top="0in" fo:margin-bottom="0in" style:contextual-spacing="false" fo:line-height="100%" style:vertical-align="baseline"/>
    </style:style>
    <style:style style:name="P42" style:family="paragraph" style:parent-style-name="Standard" style:list-style-name="WWNum9">
      <style:paragraph-properties fo:line-height="100%" style:vertical-align="baseline"/>
    </style:style>
    <style:style style:name="P43" style:family="paragraph" style:parent-style-name="Standard">
      <style:text-properties officeooo:rsid="000f38e7" officeooo:paragraph-rsid="000f38e7"/>
    </style:style>
    <style:style style:name="P44" style:family="paragraph" style:parent-style-name="Standard">
      <style:text-properties officeooo:rsid="00109e21" officeooo:paragraph-rsid="00109e21"/>
    </style:style>
    <style:style style:name="T1" style:family="text">
      <style:text-properties style:font-name="Calibri" fo:font-weight="bold" style:font-weight-asian="bold" style:font-name-complex="Calibri1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fo:font-weight="bold" fo:background-color="#ffff00" loext:char-shading-value="0" style:font-weight-asian="bold" style:font-name-complex="Calibri1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style:font-size-asian="16pt"/>
    </style:style>
    <style:style style:name="T6" style:family="text">
      <style:text-properties fo:font-weight="bold" style:language-asian="cs" style:country-asian="CZ" style:font-weight-asian="bold" style:font-weight-complex="bold"/>
    </style:style>
    <style:style style:name="T7" style:family="text">
      <style:text-properties style:font-name="Times New Roman" fo:font-size="12pt" style:font-name-asian="Times New Roman1" style:font-size-asian="12pt" style:language-asian="cs" style:country-asian="CZ" style:font-name-complex="Times New Roman1"/>
    </style:style>
    <style:style style:name="T8" style:family="text">
      <style:text-properties style:language-asian="cs" style:country-asian="CZ"/>
    </style:style>
    <style:style style:name="T9" style:family="text">
      <style:text-properties style:font-name="Times New Roman" fo:font-size="12pt" style:font-name-asian="Times New Roman1" style:font-size-asian="12pt" style:language-asian="cs" style:country-asian="CZ" style:font-name-complex="Times New Roman1" style:font-size-complex="12pt"/>
    </style:style>
    <style:style style:name="T10" style:family="text">
      <style:text-properties fo:color="#000000" loext:opacity="100%" fo:font-family="Calibri" style:font-family-generic="swiss" style:font-pitch="variable" style:font-name-asian="Times New Roman1" style:language-asian="cs" style:country-asian="CZ" style:font-name-complex="Calibri1"/>
    </style:style>
    <style:style style:name="T11" style:family="text">
      <style:text-properties fo:color="#000000" loext:opacity="100%" fo:font-family="Calibri" style:font-family-generic="swiss" style:font-pitch="variable" fo:font-weight="bold" fo:background-color="#ffff00" loext:char-shading-value="0" style:font-name-asian="Times New Roman1" style:language-asian="cs" style:country-asian="CZ" style:font-weight-asian="bold" style:font-name-complex="Calibri1" style:font-weight-complex="bold"/>
    </style:style>
    <style:style style:name="T12" style:family="text">
      <style:text-properties fo:color="#000000" loext:opacity="100%" fo:font-family="Calibri" style:font-family-generic="swiss" style:font-pitch="variable" fo:font-weight="bold" fo:background-color="#ffff00" loext:char-shading-value="0" style:font-name-asian="Times New Roman1" style:language-asian="cs" style:country-asian="CZ" style:font-weight-asian="bold" style:font-name-complex="Calibri1"/>
    </style:style>
    <style:style style:name="T13" style:family="text">
      <style:text-properties fo:color="#000000" loext:opacity="100%" fo:font-family="Calibri" style:font-family-generic="swiss" style:font-pitch="variable" fo:font-weight="bold" style:font-name-asian="Times New Roman1" style:language-asian="cs" style:country-asian="CZ" style:font-weight-asian="bold" style:font-name-complex="Calibri1"/>
    </style:style>
    <style:style style:name="T14" style:family="text">
      <style:text-properties fo:color="#000000" loext:opacity="100%" fo:font-family="Calibri" style:font-family-generic="swiss" style:font-pitch="variable" fo:background-color="#ffff00" loext:char-shading-value="0" style:font-name-asian="Times New Roman1" style:language-asian="cs" style:country-asian="CZ" style:font-name-complex="Calibri1"/>
    </style:style>
    <style:style style:name="T15" style:family="text">
      <style:text-properties style:font-name-asian="Times New Roman1" style:language-asian="cs" style:country-asian="CZ"/>
    </style:style>
    <style:style style:name="T16" style:family="text">
      <style:text-properties fo:color="#000000" loext:opacity="100%" style:font-name-asian="Times New Roman1" style:language-asian="cs" style:country-asian="CZ" style:font-name-complex="Calibri1"/>
    </style:style>
    <style:style style:name="T17" style:family="text">
      <style:text-properties fo:color="#000000" loext:opacity="100%" fo:font-weight="bold" style:font-name-asian="Times New Roman1" style:language-asian="cs" style:country-asian="CZ" style:font-weight-asian="bold" style:font-name-complex="Calibri1"/>
    </style:style>
    <style:style style:name="T18" style:family="text">
      <style:text-properties fo:font-size="12pt" style:font-name-asian="Times New Roman1" style:font-size-asian="12pt" style:language-asian="cs" style:country-asian="CZ" style:font-name-complex="Calibri1" style:font-size-complex="12pt"/>
    </style:style>
    <style:style style:name="T19" style:family="text">
      <style:text-properties fo:font-size="14pt" style:font-name-asian="Times New Roman1" style:font-size-asian="14pt" style:language-asian="cs" style:country-asian="CZ" style:font-name-complex="Calibri1" style:font-size-complex="12pt"/>
    </style:style>
    <style:style style:name="T20" style:family="text">
      <style:text-properties fo:color="#000000" loext:opacity="100%" style:font-name-asian="Times New Roman1" style:language-asian="cs" style:country-asian="CZ" style:font-name-complex="Calibri1" style:font-size-complex="10pt"/>
    </style:style>
    <style:style style:name="T21" style:family="text">
      <style:text-properties fo:color="#000000" loext:opacity="100%" fo:font-size="14pt" style:font-name-asian="Times New Roman1" style:font-size-asian="14pt" style:language-asian="cs" style:country-asian="CZ" style:font-name-complex="Calibri1" style:font-size-complex="12pt"/>
    </style:style>
    <style:style style:name="T22" style:family="text">
      <style:text-properties fo:color="#000000" loext:opacity="100%" fo:font-size="10pt" fo:font-weight="bold" style:font-name-asian="Times New Roman1" style:font-size-asian="10pt" style:language-asian="cs" style:country-asian="CZ" style:font-weight-asian="bold" style:font-name-complex="Calibri1" style:font-size-complex="10pt"/>
    </style:style>
    <style:style style:name="T23" style:family="text">
      <style:text-properties fo:color="#000000" loext:opacity="100%" fo:font-size="3pt" fo:font-weight="bold" style:font-name-asian="Times New Roman1" style:font-size-asian="3pt" style:language-asian="cs" style:country-asian="CZ" style:font-weight-asian="bold" style:font-name-complex="Calibri1" style:font-size-complex="10pt"/>
    </style:style>
    <style:style style:name="T24" style:family="text">
      <style:text-properties fo:color="#000000" loext:opacity="100%" fo:font-family="Calibri" style:font-family-generic="swiss" style:font-pitch="variable" fo:font-size="10pt" fo:font-weight="bold" style:font-name-asian="Times New Roman1" style:font-size-asian="10pt" style:language-asian="cs" style:country-asian="CZ" style:font-weight-asian="bold" style:font-name-complex="Calibri1" style:font-size-complex="10pt"/>
    </style:style>
    <style:style style:name="T25" style:family="text">
      <style:text-properties fo:font-family="Calibri" style:font-family-generic="swiss" style:font-pitch="variable" fo:font-size="10.5pt" fo:font-weight="bold" style:font-size-asian="10.5pt" style:font-weight-asian="bold" style:font-name-complex="Calibri1" style:font-size-complex="10.5pt" style:font-weight-complex="bold"/>
    </style:style>
    <style:style style:name="T26" style:family="text">
      <style:text-properties fo:color="#000000" loext:opacity="100%" style:font-name-asian="Times New Roman1" style:language-asian="cs" style:country-asian="CZ" style:font-name-complex="Calibri1" style:font-weight-complex="bold"/>
    </style:style>
    <style:style style:name="T27" style:family="text">
      <style:text-properties fo:color="#000000" loext:opacity="100%" fo:font-size="12pt" style:font-name-asian="Times New Roman1" style:font-size-asian="12pt" style:language-asian="cs" style:country-asian="CZ" style:font-name-complex="Calibri1" style:font-size-complex="12pt" style:font-weight-complex="bold"/>
    </style:style>
    <style:style style:name="T28" style:family="text">
      <style:text-properties fo:color="#000000" loext:opacity="100%" fo:font-size="3pt" fo:font-weight="bold" style:font-name-asian="Times New Roman1" style:font-size-asian="3pt" style:language-asian="cs" style:country-asian="CZ" style:font-weight-asian="bold" style:font-name-complex="Calibri1"/>
    </style:style>
    <style:style style:name="T29" style:family="text">
      <style:text-properties fo:color="#000000" loext:opacity="100%" fo:font-size="4pt" fo:font-weight="bold" style:font-name-asian="Times New Roman1" style:font-size-asian="4pt" style:language-asian="cs" style:country-asian="CZ" style:font-weight-asian="bold" style:font-name-complex="Calibri1"/>
    </style:style>
    <style:style style:name="T30" style:family="text">
      <style:text-properties fo:color="#000000" loext:opacity="100%" style:text-underline-style="solid" style:text-underline-width="auto" style:text-underline-color="font-color" fo:font-weight="bold" style:font-name-asian="Times New Roman1" style:language-asian="cs" style:country-asian="CZ" style:font-weight-asian="bold" style:font-name-complex="Calibri1"/>
    </style:style>
    <style:style style:name="T31" style:family="text">
      <style:text-properties style:font-name-asian="Times New Roman1" style:language-asian="cs" style:country-asian="CZ" style:font-name-complex="Calibri1"/>
    </style:style>
    <style:style style:name="T32" style:family="text">
      <style:text-properties fo:color="#000000" loext:opacity="100%" fo:font-weight="bold" fo:background-color="#ffff00" loext:char-shading-value="0" style:font-name-asian="Times New Roman1" style:language-asian="cs" style:country-asian="CZ" style:font-weight-asian="bold" style:font-name-complex="Calibri1"/>
    </style:style>
    <style:style style:name="T33" style:family="text">
      <style:text-properties fo:color="#000000" loext:opacity="100%" fo:font-size="3pt" style:font-name-asian="Times New Roman1" style:font-size-asian="3pt" style:language-asian="cs" style:country-asian="CZ" style:font-name-complex="Calibri1"/>
    </style:style>
    <style:style style:name="T34" style:family="text">
      <style:text-properties fo:font-family="Calibri" style:font-family-generic="swiss" style:font-pitch="variable" fo:font-size="10.5pt" style:font-size-asian="10.5pt" style:font-name-complex="Calibri1" style:font-size-complex="10.5pt"/>
    </style:style>
    <style:style style:name="T35" style:family="text">
      <style:text-properties fo:color="#000000" loext:opacity="100%" fo:font-family="Calibri" style:font-family-generic="swiss" style:font-pitch="variable" fo:font-size="10.5pt" fo:font-weight="bold" fo:background-color="#ffff00" loext:char-shading-value="0" style:font-size-asian="10.5pt" style:font-weight-asian="bold" style:font-name-complex="Calibri1" style:font-size-complex="10.5pt"/>
    </style:style>
    <style:style style:name="T36" style:family="text">
      <style:text-properties fo:color="#000000" loext:opacity="100%" fo:font-family="Calibri" style:font-family-generic="swiss" style:font-pitch="variable" fo:font-size="10.5pt" fo:font-weight="bold" style:font-size-asian="10.5pt" style:font-weight-asian="bold" style:font-name-complex="Calibri1" style:font-size-complex="10.5pt"/>
    </style:style>
    <style:style style:name="T37" style:family="text">
      <style:text-properties fo:color="#000000" loext:opacity="100%" fo:font-family="Calibri" style:font-family-generic="swiss" style:font-pitch="variable" fo:font-size="10.5pt" style:font-size-asian="10.5pt" style:font-name-complex="Calibri1" style:font-size-complex="10.5pt"/>
    </style:style>
    <style:style style:name="T38" style:family="text">
      <style:text-properties fo:color="#000000" loext:opacity="100%" fo:font-family="Calibri" style:font-family-generic="swiss" style:font-pitch="variable" fo:font-size="10.5pt" fo:font-weight="bold" fo:background-color="#ffff00" loext:char-shading-value="0" style:font-size-asian="10.5pt" style:font-weight-asian="bold" style:font-name-complex="Calibri1" style:font-size-complex="10.5pt" style:font-weight-complex="bold"/>
    </style:style>
    <style:style style:name="T39" style:family="text">
      <style:text-properties fo:color="#000000" loext:opacity="100%" fo:font-family="Calibri" style:font-family-generic="swiss" style:font-pitch="variable" fo:font-size="10.5pt" fo:font-weight="bold" style:font-size-asian="10.5pt" style:font-weight-asian="bold" style:font-name-complex="Calibri1" style:font-size-complex="10.5pt" style:font-weight-complex="bold"/>
    </style:style>
    <style:style style:name="T40" style:family="text">
      <style:text-properties fo:color="#000000" loext:opacity="100%" fo:font-size="6pt" style:font-name-asian="Times New Roman1" style:font-size-asian="6pt" style:language-asian="cs" style:country-asian="CZ" style:font-name-complex="Calibri1"/>
    </style:style>
    <style:style style:name="T41" style:family="text">
      <style:text-properties fo:color="#000000" loext:opacity="100%" fo:font-weight="bold" fo:background-color="#ffff00" loext:char-shading-value="0" style:font-name-asian="Times New Roman1" style:language-asian="cs" style:country-asian="CZ" style:font-weight-asian="bold" style:font-name-complex="Calibri1" style:font-weight-complex="bold"/>
    </style:style>
    <style:style style:name="T42" style:family="text">
      <style:text-properties fo:color="#000000" loext:opacity="100%" fo:font-weight="bold" style:font-name-asian="Times New Roman1" style:language-asian="cs" style:country-asian="CZ" style:font-weight-asian="bold" style:font-name-complex="Calibri1" style:font-weight-complex="bold"/>
    </style:style>
    <style:style style:name="T43" style:family="text">
      <style:text-properties fo:color="#000000" loext:opacity="100%" fo:font-size="1pt" style:font-name-asian="Times New Roman1" style:font-size-asian="1pt" style:language-asian="cs" style:country-asian="CZ" style:font-name-complex="Calibri1"/>
    </style:style>
    <style:style style:name="T44" style:family="text">
      <style:text-properties fo:font-size="1pt" style:font-name-asian="Times New Roman1" style:font-size-asian="1pt" style:language-asian="cs" style:country-asian="CZ" style:font-name-complex="Calibri1"/>
    </style:style>
    <style:style style:name="T45" style:family="text">
      <style:text-properties fo:color="#000000" loext:opacity="100%" style:font-name="Noto Sans Symbols" fo:font-size="4pt" style:font-name-asian="Times New Roman1" style:font-size-asian="4pt" style:language-asian="cs" style:country-asian="CZ" style:font-name-complex="Times New Roman1"/>
    </style:style>
    <style:style style:name="T46" style:family="text">
      <style:text-properties fo:color="#000000" loext:opacity="100%" style:text-underline-style="solid" style:text-underline-width="auto" style:text-underline-color="font-color" fo:font-weight="bold" style:font-name-asian="Times New Roman1" style:language-asian="cs" style:country-asian="CZ" style:font-weight-asian="bold" style:font-name-complex="Calibri1" style:font-weight-complex="bold"/>
    </style:style>
    <style:style style:name="T47" style:family="text">
      <style:text-properties fo:color="#000000" loext:opacity="100%" style:text-underline-style="solid" style:text-underline-width="auto" style:text-underline-color="font-color" style:font-name-asian="Times New Roman1" style:language-asian="cs" style:country-asian="CZ" style:font-name-complex="Calibri1"/>
    </style:style>
    <style:style style:name="T48" style:family="text">
      <style:text-properties fo:font-family="Calibri" style:font-family-generic="swiss" style:font-pitch="variable" fo:font-size="10pt" style:font-size-asian="10pt" style:font-name-complex="Calibri1" style:font-size-complex="10pt"/>
    </style:style>
    <style:style style:name="T49" style:family="text">
      <style:text-properties fo:color="#000000" loext:opacity="100%" style:font-name-complex="Calibri1"/>
    </style:style>
    <style:style style:name="T50" style:family="text">
      <style:text-properties fo:color="#000000" loext:opacity="100%" fo:font-weight="bold" fo:background-color="#ffff00" loext:char-shading-value="0" style:font-weight-asian="bold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5. vektorová grafika </text:h>
      <text:h text:style-name="P2" text:outline-level="2">* nepovinné informace</text:h>
      <text:h text:style-name="P2" text:outline-level="2" loext:marker-style-name="T1"><text:span text:style-name="T2"><text:s/></text:span><text:span text:style-name="T3">důležité informace</text:span></text:h>
      <text:p text:style-name="P3" loext:marker-style-name="T4"><text:span text:style-name="T5">*</text:span><text:span text:style-name="T4"> důležité informace v nepovinné sekci dokumentu</text:span></text:p>
      <text:p text:style-name="Standard"/>
      <text:p text:style-name="Standard"/>
      <text:p text:style-name="Standard"/>
      <text:p text:style-name="P4" loext:marker-style-name="T6"><text:bookmark text:name="page1"/><text:span text:style-name="Nadpis_20_2_20_Char"><text:span text:style-name="T6">5.1. Principy vektorové grafiky, oblasti využití vektorové grafiky, vektorové formáty</text:span></text:span><text:span text:style-name="T6"/></text:p>
      <text:h text:style-name="Heading_20_3" text:outline-level="3" loext:marker-style-name="T7"><text:span text:style-name="Nadpis_20_2_20_Char"><text:span text:style-name="T8">vytvoření</text:span></text:span><text:span text:style-name="T7"/></text:h>
      <text:p text:style-name="P4" loext:marker-style-name="T9"><text:span text:style-name="T10">Obrázek je tvořen </text:span><text:span text:style-name="T11">křivkami</text:span><text:span text:style-name="T10"> (</text:span><text:span text:style-name="T12">vektory</text:span><text:span text:style-name="T10">).​</text:span></text:p>
      <text:p text:style-name="P4" loext:marker-style-name="T9"><text:span text:style-name="T10">Ukládání informací pomocí </text:span><text:span text:style-name="T12">matematického zápisu</text:span><text:span text:style-name="T13">, </text:span><text:span text:style-name="T10">definuje </text:span><text:span text:style-name="T12">tvar</text:span><text:span text:style-name="T10">, </text:span><text:span text:style-name="T12">barvu</text:span><text:span text:style-name="T10">, </text:span><text:span text:style-name="T12">tloušťku</text:span><text:span text:style-name="T10">, </text:span><text:span text:style-name="T12">výplň</text:span><text:span text:style-name="T10"> a další </text:span><text:span text:style-name="T12">parametry křivky </text:span><text:span text:style-name="T10">nebo komplexního grafického objektu (např. obdélníku, elipsy, polygonu apod.).</text:span></text:p>
      <text:p text:style-name="P5" loext:marker-style-name="T9"/>
      <text:p text:style-name="P4" loext:marker-style-name="T9"><text:span text:style-name="T11">Beziérovy křivky</text:span><text:span text:style-name="T10"> jsou </text:span><text:span text:style-name="T12">nejčastější nástroj</text:span><text:span text:style-name="T10"> ve vektorové grafice.​</text:span></text:p>
      <text:p text:style-name="P4" loext:marker-style-name="T9"><text:span text:style-name="T10">*Vyvinuto francouzským matematikem </text:span><text:span text:style-name="T13">Pierre Bézierem</text:span><text:span text:style-name="T10">.​</text:span></text:p>
      <text:p text:style-name="P4" loext:marker-style-name="T9"><text:span text:style-name="T10">Umožňuje </text:span><text:span text:style-name="T12">pomocí čtyř bodů popsat libovolný úsek křivky</text:span><text:span text:style-name="T10">. Křivka je dána </text:span><text:span text:style-name="T12">dvěma krajními body</text:span><text:span text:style-name="T14"> </text:span><text:span text:style-name="T10">tzv. </text:span><text:span text:style-name="T11">kotevními body</text:span><text:span text:style-name="T14"> </text:span><text:span text:style-name="T10">a dvěma body, které určují tvar křivky tzv. </text:span><text:span text:style-name="T11">kontrolními body</text:span><text:span text:style-name="T10">.​ Pomocí této metody lze popsat i ty </text:span><text:span text:style-name="T12">nejsložitější křivky</text:span><text:span text:style-name="T10">.</text:span></text:p>
      <text:h text:style-name="Heading_20_3" text:outline-level="3" loext:marker-style-name="T7"><text:span text:style-name="T15">Výhody a nevýhody</text:span><text:span text:style-name="T7"/></text:h>
      <text:p text:style-name="P6" loext:marker-style-name="T16"><text:span text:style-name="T17">+</text:span><text:span text:style-name="T16"> <text:s text:c="5"/>Při zvětšení obrázek neztrácí na kvalitě.​</text:span></text:p>
      <text:p text:style-name="P6" loext:marker-style-name="T16"><text:span text:style-name="T17">+</text:span><text:span text:style-name="T16"> <text:s text:c="5"/>Možnost pracovat s každým grafickým objektem zvlášť.​</text:span></text:p>
      <text:p text:style-name="P7" loext:marker-style-name="T16"><text:span text:style-name="T17">+</text:span><text:span text:style-name="T16"> <text:s text:c="5"/>Menší velikost souboru než u rastrové grafiky</text:span></text:p>
      <text:p text:style-name="P6" loext:marker-style-name="T16"><text:span text:style-name="T17">-</text:span><text:span text:style-name="T16"> <text:s text:c="5"/>Pro většinu zobrazovacích zařízení je nutno provést tzv. rasterizaci.</text:span></text:p>
      <text:p text:style-name="P7" loext:marker-style-name="T16"><text:span text:style-name="T17">- </text:span><text:span text:style-name="T16"><text:s text:c="5"/>Většina aplikací má své vlastní formáty, které neotevřou jiné aplikace</text:span></text:p>
      <text:p text:style-name="P8" loext:marker-style-name="T18"/>
      <text:p text:style-name="P4" loext:marker-style-name="T19"><text:span text:style-name="T20">Využití:</text:span><text:span text:style-name="T21"/></text:p>
      <text:list text:style-name="WWNum1">
        <text:list-item>
          <text:p text:style-name="P9" loext:marker-style-name="T22"><text:span text:style-name="T22">Reklama a propagace</text:span><text:span text:style-name="T22"/></text:p>
        </text:list-item>
      </text:list>
      <text:p text:style-name="P10" loext:marker-style-name="T23"/>
      <text:list text:continue-numbering="true" text:style-name="WWNum1">
        <text:list-item>
          <text:p text:style-name="P9" loext:marker-style-name="T22"><text:span text:style-name="T22">Počítačově zpracované tiskoviny (programy DTP)​</text:span><text:span text:style-name="T22"/></text:p>
        </text:list-item>
        <text:list-item>
          <text:p text:style-name="P9" loext:marker-style-name="T22"><text:span text:style-name="T24">Vektorová fonty </text:span><text:span text:style-name="T25">písma používaná v digitální typografii (např. TrueType, OpenType)</text:span></text:p>
        </text:list-item>
      </text:list>
      <text:p text:style-name="P10" loext:marker-style-name="T23"/>
      <text:list text:continue-numbering="true" text:style-name="WWNum1">
        <text:list-item>
          <text:p text:style-name="P9" loext:marker-style-name="T22"><text:span text:style-name="T22">Počítačové konstrukce a modelování (CAD) – technické výkresy, strojírenské modely</text:span><text:span text:style-name="T22"/></text:p>
        </text:list-item>
      </text:list>
      <text:p text:style-name="P10" loext:marker-style-name="T23"/>
      <text:list text:continue-numbering="true" text:style-name="WWNum1">
        <text:list-item>
          <text:p text:style-name="P9" loext:marker-style-name="T22"><text:span text:style-name="T22">3D grafika a vizualizace​</text:span><text:span text:style-name="T22"/></text:p>
        </text:list-item>
      </text:list>
      <text:p text:style-name="P11" loext:marker-style-name="T23"/>
      <text:list text:continue-numbering="true" text:style-name="WWNum1">
        <text:list-item>
          <text:p text:style-name="P12" loext:marker-style-name="T22"><text:span text:style-name="T22">Počítačové hry, virtuální realita – pro tvorbu postav, objektů a prostředí</text:span><text:span text:style-name="T22"/></text:p>
        </text:list-item>
      </text:list>
      <text:p text:style-name="P13" loext:marker-style-name="T23"/>
      <text:p text:style-name="P4" loext:marker-style-name="T18"><text:span text:style-name="T26">Vektorové editory + formáty:</text:span><text:span text:style-name="T27"/></text:p>
      <text:list text:style-name="WWNum2">
        <text:list-item>
          <text:p text:style-name="P14" loext:marker-style-name="T17"><text:span text:style-name="T17">Adobe Illustrator, .ai – pro tvorbu ilustrací a log</text:span><text:span text:style-name="T17"/></text:p>
        </text:list-item>
      </text:list>
      <text:p text:style-name="P15" loext:marker-style-name="T28"/>
      <text:list text:continue-numbering="true" text:style-name="WWNum2">
        <text:list-item>
          <text:p text:style-name="P14" loext:marker-style-name="T17"><text:span text:style-name="T17">CorelDraw, .cdr – zejména v oblastí DTP</text:span><text:span text:style-name="T17"/></text:p>
        </text:list-item>
      </text:list>
      <text:p text:style-name="P15" loext:marker-style-name="T28"><text:soft-page-break/></text:p>
      <text:list text:continue-numbering="true" text:style-name="WWNum2">
        <text:list-item>
          <text:p text:style-name="P14" loext:marker-style-name="T17"><text:span text:style-name="T17">Zoner Callisto, .zmf</text:span><text:span text:style-name="T17"/></text:p>
        </text:list-item>
      </text:list>
      <text:p text:style-name="P16" loext:marker-style-name="T29"/>
      <text:list text:continue-numbering="true" text:style-name="WWNum2">
        <text:list-item>
          <text:p text:style-name="P14" loext:marker-style-name="T17"><text:span text:style-name="T17">Cinema 4D, 3ds Max, Blender</text:span><text:span text:style-name="T17"/></text:p>
        </text:list-item>
      </text:list>
      <text:p text:style-name="P15" loext:marker-style-name="T28"/>
      <text:list text:continue-numbering="true" text:style-name="WWNum2">
        <text:list-item>
          <text:p text:style-name="P14" loext:marker-style-name="T17"><text:span text:style-name="T30">.pdf –</text:span><text:span text:style-name="T17"> univerzální formát, podporuje jak vektorovou, tak rastrovou grafiku</text:span></text:p>
        </text:list-item>
      </text:list>
      <text:p text:style-name="P15" loext:marker-style-name="T28"/>
      <text:list text:continue-numbering="true" text:style-name="WWNum2">
        <text:list-item>
          <text:p text:style-name="P17" loext:marker-style-name="T17"><text:span text:style-name="T30">.svg –</text:span><text:span text:style-name="T17"> je otevřený formát pro vektorovou grafiku na internetu, založený na XML</text:span></text:p>
        </text:list-item>
      </text:list>
      <text:p text:style-name="P5" loext:marker-style-name="T9"/>
      <text:p text:style-name="P4" loext:marker-style-name="T6"><text:span text:style-name="Nadpis_20_2_20_Char"><text:span text:style-name="T6">5.2. Pomůcky pro přesné kreslení, manipulace s křivkami, logické operace a transformace objektů</text:span></text:span><text:span text:style-name="T6"/></text:p>
      <text:h text:style-name="Heading_20_3" text:outline-level="3" loext:marker-style-name="T7"><text:span text:style-name="Nadpis_20_2_20_Char"><text:span text:style-name="T8">dělení</text:span></text:span><text:span text:style-name="T7"/></text:h>
      <text:p text:style-name="P4" loext:marker-style-name="T31"><text:span text:style-name="T16">Programy pro vektorovou grafiku obsahují </text:span><text:span text:style-name="T32">standardní nástroje a funkce</text:span><text:span text:style-name="T16">, pomocí kterých mohou jejich uživatelé </text:span><text:span text:style-name="T32">kreslit a editovat grafické objekty</text:span><text:span text:style-name="T16">:​</text:span></text:p>
      <text:list text:style-name="WWNum3">
        <text:list-item>
          <text:p text:style-name="P18" loext:marker-style-name="T16"><text:span text:style-name="T17">Pravítka </text:span><text:span text:style-name="T16">(rules)</text:span><text:span text:style-name="T17"> –</text:span><text:span text:style-name="T16"> horizontální a vertikální</text:span></text:p>
        </text:list-item>
      </text:list>
      <text:p text:style-name="P19" loext:marker-style-name="T33"/>
      <text:list text:continue-numbering="true" text:style-name="WWNum3">
        <text:list-item>
          <text:p text:style-name="P18" loext:marker-style-name="T16"><text:span text:style-name="T17">Vodící linky</text:span><text:span text:style-name="T16"> (guides)​ – uživatelé mohou vytvářet pomocné linky pro zarovnání objektů do jedné např. roviny</text:span></text:p>
        </text:list-item>
      </text:list>
      <text:p text:style-name="P19" loext:marker-style-name="T33"/>
      <text:list text:continue-numbering="true" text:style-name="WWNum3">
        <text:list-item>
          <text:p text:style-name="P18" loext:marker-style-name="T16"><text:span text:style-name="T17">Mřížky</text:span><text:span text:style-name="T16"> (grids) – v pozadí dokumentu usnadňují kresby do pravoúhlého​</text:span></text:p>
        </text:list-item>
      </text:list>
      <text:p text:style-name="P19" loext:marker-style-name="T33"/>
      <text:list text:continue-numbering="true" text:style-name="WWNum3">
        <text:list-item>
          <text:p text:style-name="P20" loext:marker-style-name="T16"><text:span text:style-name="T17">Chytací režimy</text:span><text:span text:style-name="T16"> (snaps) - jsou volby pro zachytávání objektů na jiné objekty, vodítka nebo mřížku – automatické přichycení.</text:span></text:p>
        </text:list-item>
      </text:list>
      <text:p text:style-name="P4" loext:marker-style-name="T31"><text:span text:style-name="T16">Manipulace s křivkami:</text:span><text:span text:style-name="T16"/></text:p>
      <text:list text:style-name="WWNum4">
        <text:list-item>
          <text:p text:style-name="P21" loext:marker-style-name="T17"><text:span text:style-name="T17">Volné kreslení – </text:span><text:span text:style-name="T26">kreslení ručně pomocí digitálního pera nebo myši</text:span></text:p>
        </text:list-item>
      </text:list>
      <text:p text:style-name="P19" loext:marker-style-name="T33"/>
      <text:list text:continue-numbering="true" text:style-name="WWNum4">
        <text:list-item>
          <text:p text:style-name="P21" loext:marker-style-name="T17"><text:span text:style-name="T17">Beziérovy křivky</text:span><text:span text:style-name="T17"/></text:p>
        </text:list-item>
      </text:list>
      <text:p text:style-name="P19" loext:marker-style-name="T33"/>
      <text:list text:style-name="WWNum10">
        <text:list-item>
          <text:p text:style-name="P22" loext:marker-style-name="T16"><text:span text:style-name="T16">Křivku je možné tvarovat </text:span><text:span text:style-name="T32">pomocí uzlů</text:span><text:span text:style-name="T17">, </text:span><text:span text:style-name="T26">tvarovat složitější tvary a křivky</text:span></text:p>
        </text:list-item>
      </text:list>
      <text:p text:style-name="P23" loext:marker-style-name="T31"/>
      <text:p text:style-name="P4" loext:marker-style-name="T31"><text:span text:style-name="T16">Logické operace s objekty:</text:span><text:span text:style-name="T16"/></text:p>
      <text:list text:style-name="WWNum11">
        <text:list-item>
          <text:p text:style-name="P24" loext:marker-style-name="T34"><text:span text:style-name="T35">Sjednocení</text:span><text:span text:style-name="T36"> - </text:span><text:span text:style-name="T34">spojení dvou objektů do jednoho.</text:span></text:p>
        </text:list-item>
        <text:list-item>
          <text:p text:style-name="P25" loext:marker-style-name="T34"><text:span text:style-name="T35">Rozdíl</text:span><text:span text:style-name="T36"> - </text:span><text:span text:style-name="T34">odstranění překrývajících se částí objektů.</text:span></text:p>
        </text:list-item>
        <text:list-item>
          <text:p text:style-name="P25" loext:marker-style-name="T34"><text:span text:style-name="T35">Průsečík</text:span><text:span text:style-name="T36">- </text:span><text:span text:style-name="T34">ponechání pouze překrývající se části objektů.</text:span></text:p>
        </text:list-item>
        <text:list-item>
          <text:p text:style-name="P26" loext:marker-style-name="T34"><text:span text:style-name="T37">e</text:span><text:span text:style-name="T38">X</text:span><text:span text:style-name="T37">lusive </text:span><text:span text:style-name="T38">OR</text:span><text:span text:style-name="T39"> - </text:span><text:span text:style-name="T34">vytvoření nového objektu ze dvou překrývajících se tvarů s vynecháním společné části.</text:span></text:p>
        </text:list-item>
      </text:list>
      <text:p text:style-name="P27" loext:marker-style-name="T40"/>
      <text:p text:style-name="P4" loext:marker-style-name="T31"><text:span text:style-name="T41">Rasterizace</text:span><text:span text:style-name="T16"> je proces, při kterém se </text:span><text:span text:style-name="T32">vektorově definovaná grafika konvertuje do rastrové</text:span><text:span text:style-name="T16">.​</text:span></text:p>
      <text:p text:style-name="P4" loext:marker-style-name="T31"><text:span text:style-name="T16">Součástí rasterizace je i </text:span><text:span text:style-name="T41">AntiAliasing</text:span><text:span text:style-name="T16">, </text:span><text:span text:style-name="T32">vyhlazování</text:span><text:span text:style-name="T16"> a </text:span><text:span text:style-name="T32">zjemnění</text:span><text:span text:style-name="T16"> </text:span><text:span text:style-name="T32">„zubatých“ hran</text:span><text:span text:style-name="T16">, vzniká rozmazání.</text:span></text:p>
      <text:list text:style-name="WWNum6">
        <text:list-item>
          <text:p text:style-name="P28" loext:marker-style-name="T16"><text:span text:style-name="T42">MSAA</text:span><text:span text:style-name="T16"> (MultiSample AntiAliasing) – vyhlazuje hrany, více bodů v okolí</text:span></text:p>
        </text:list-item>
        <text:list-item>
          <text:p text:style-name="P29" loext:marker-style-name="T16"><text:span text:style-name="T42">FXAA</text:span><text:span text:style-name="T16"> (Fast approXimate AntiAliasing) – rychlá metoda softwarového vyhlazování hran.</text:span></text:p>
        </text:list-item>
      </text:list>
      <text:p text:style-name="P30" loext:marker-style-name="T43"/>
      <text:p text:style-name="P4" loext:marker-style-name="T31"><text:span text:style-name="T41">Vektorizace</text:span><text:span text:style-name="T16"> je </text:span><text:span text:style-name="T32">převod rastrové předlohy na vektor</text:span><text:span text:style-name="T16">.​</text:span></text:p>
      <text:list text:style-name="WWNum7">
        <text:list-item>
          <text:p text:style-name="P31" loext:marker-style-name="T16"><text:span text:style-name="T30">Ruční –</text:span><text:span text:style-name="T17"> </text:span><text:span text:style-name="T32">provádí člověk</text:span><text:span text:style-name="T16">, je to </text:span><text:span text:style-name="T32">nejméně náročný způsob na HW a SW</text:span><text:span text:style-name="T16">, ale časově nejnáročnější</text:span></text:p>
        </text:list-item>
      </text:list>
      <text:p text:style-name="P19" loext:marker-style-name="T33"/>
      <text:list text:continue-numbering="true" text:style-name="WWNum7">
        <text:list-item>
          <text:p text:style-name="P31" loext:marker-style-name="T16"><text:span text:style-name="T30">Poloautomatická –</text:span><text:span text:style-name="T17"> </text:span><text:span text:style-name="T16">operátor </text:span><text:span text:style-name="T32">zasahuje do vektorizace</text:span><text:span text:style-name="T16">, </text:span><text:span text:style-name="T32">systém ale vektorizuje sám</text:span><text:span text:style-name="T16">.</text:span></text:p>
        </text:list-item>
      </text:list>
      <text:p text:style-name="P19" loext:marker-style-name="T33"/>
      <text:list text:continue-numbering="true" text:style-name="WWNum7">
        <text:list-item>
          <text:p text:style-name="P32" loext:marker-style-name="T8"><text:span text:style-name="T30">Automatická</text:span><text:span text:style-name="T30"/></text:p>
        </text:list-item>
      </text:list>
      <text:p text:style-name="P4" loext:marker-style-name="T6"><text:span text:style-name="Nadpis_20_2_20_Char"><text:span text:style-name="T6">5.3. Tvorba technických výkresů v CAD</text:span></text:span><text:span text:style-name="T6"/></text:p>
      <text:h text:style-name="Heading_20_3" text:outline-level="3" loext:marker-style-name="T7"><text:soft-page-break/><text:span text:style-name="Nadpis_20_2_20_Char"><text:span text:style-name="T8">vytvoření</text:span></text:span><text:span text:style-name="T7"/></text:h>
      <text:p text:style-name="P4" loext:marker-style-name="T16"><text:span text:style-name="T16">Využití počítačů v průmyslových oblastech, zahrnuje podporu jednotlivých fází vývoje a výroby​ </text:span><text:span text:style-name="T16"/></text:p>
      <text:p text:style-name="P33" loext:marker-style-name="T44"/>
      <text:list text:style-name="WWNum8">
        <text:list-item>
          <text:p text:style-name="P34" loext:marker-style-name="T16"><text:span text:style-name="T30">CAD –</text:span><text:span text:style-name="T16"> PC podpora 2D konstruování​, návrhu a projektování</text:span></text:p>
        </text:list-item>
      </text:list>
      <text:p text:style-name="P19" loext:marker-style-name="T33"/>
      <text:list text:continue-numbering="true" text:style-name="WWNum8">
        <text:list-item>
          <text:p text:style-name="P34" loext:marker-style-name="T16"><text:span text:style-name="T30">CAM –</text:span><text:span text:style-name="T16"> přímé řízení výroby PC​</text:span></text:p>
        </text:list-item>
      </text:list>
      <text:p text:style-name="P19" loext:marker-style-name="T33"/>
      <text:list text:continue-numbering="true" text:style-name="WWNum8">
        <text:list-item>
          <text:p text:style-name="P34" loext:marker-style-name="T16"><text:span text:style-name="T30">CAE –</text:span><text:span text:style-name="T16"> PC podpora inženýrských prací​</text:span></text:p>
        </text:list-item>
      </text:list>
      <text:p text:style-name="P19" loext:marker-style-name="T33"/>
      <text:list text:continue-numbering="true" text:style-name="WWNum8">
        <text:list-item>
          <text:p text:style-name="P34" loext:marker-style-name="T16"><text:span text:style-name="T30">PDM –</text:span><text:span text:style-name="T16"> správa dat o produktu​</text:span></text:p>
        </text:list-item>
      </text:list>
      <text:p text:style-name="P19" loext:marker-style-name="T33"/>
      <text:list text:continue-numbering="true" text:style-name="WWNum8">
        <text:list-item>
          <text:p text:style-name="P35" loext:marker-style-name="T16"><text:span text:style-name="T30">CAQ –</text:span><text:span text:style-name="T16"> počítačem podporovaná kontrola kvality​</text:span></text:p>
        </text:list-item>
      </text:list>
      <text:p text:style-name="P36" loext:marker-style-name="T45"/>
      <text:p text:style-name="P4" loext:marker-style-name="T17"><text:span text:style-name="T16">Programy: </text:span><text:span text:style-name="T32">AutoCAD</text:span><text:span text:style-name="T16">, </text:span><text:span text:style-name="T32">Inventor</text:span><text:span text:style-name="T16">, </text:span><text:span text:style-name="T32">3DSMax</text:span></text:p>
      <text:p text:style-name="P37" loext:marker-style-name="T31"/>
      <text:p text:style-name="P4" loext:marker-style-name="T6"><text:span text:style-name="Nadpis_20_2_20_Char"><text:span text:style-name="T6">5.4. Trojrozměrné modelování a metody realistické vizualizace</text:span></text:span><text:span text:style-name="T6"/></text:p>
      <text:h text:style-name="Heading_20_3" text:outline-level="3" loext:marker-style-name="T7"><text:span text:style-name="Nadpis_20_2_20_Char"><text:span text:style-name="T8">vysvětlení</text:span></text:span><text:span text:style-name="T7"/></text:h>
      <text:p text:style-name="P38" loext:marker-style-name="T31"><text:span text:style-name="T30">Postup CAD modelování -</text:span><text:span text:style-name="T16"> vytvoření 2D vektorového obrazce pomocí čar a křivek, kótování, vytáhnutí součástky</text:span></text:p>
      <text:p text:style-name="P38" loext:marker-style-name="T31"><text:span text:style-name="T30">Postup 3D modelování –</text:span><text:span text:style-name="T16"> Modelování, materiály, bitmapy, texturování, světla, shadery</text:span></text:p>
      <text:p text:style-name="P38" loext:marker-style-name="T17"><text:span text:style-name="T46">Vektorová 3D animace </text:span><text:span text:style-name="T47">-</text:span><text:span text:style-name="T16"> Postupy jsou podobné </text:span><text:span text:style-name="T32">Motion Tween animaci</text:span><text:span text:style-name="T16">, definujeme </text:span><text:span text:style-name="T32">pouze klíčové polohy</text:span><text:span text:style-name="T16"> a deformace. Ostatní generuje </text:span><text:span text:style-name="T32">animační software</text:span></text:p>
      <text:p text:style-name="P38" loext:marker-style-name="T31"><text:span text:style-name="T16">Programy: </text:span><text:span text:style-name="T32">Autodesk Maya</text:span><text:span text:style-name="T16">, </text:span><text:span text:style-name="T32">Blender</text:span></text:p>
      <text:p text:style-name="P5" loext:marker-style-name="T9"/>
      <text:p text:style-name="P4" loext:marker-style-name="T6"><text:span text:style-name="Nadpis_20_2_20_Char"><text:span text:style-name="T6">5.5. Virtuální realita</text:span></text:span><text:span text:style-name="T6"/></text:p>
      <text:h text:style-name="Heading_20_3" text:outline-level="3" loext:marker-style-name="T7"><text:span text:style-name="Nadpis_20_2_20_Char"><text:span text:style-name="T8">vysvětlení</text:span></text:span><text:span text:style-name="T7"/></text:h>
      <text:p text:style-name="P39" loext:marker-style-name="T48"><text:span text:style-name="T49">Vytváří </text:span><text:span text:style-name="T50">iluzi skutečného světa pomocí simulace</text:span><text:span text:style-name="T49">, realistických zvuků, modelů a interakce s prostředím.</text:span> Moderní VR systémy využívají pokročilé technologie pro realistický zážitek.</text:p>
      <text:p text:style-name="P40" loext:marker-style-name="T31">Software pro vyvoj AR a VR: Unity, Unreal Engine</text:p>
      <text:p text:style-name="P4" loext:marker-style-name="T31"><text:span text:style-name="T16">např.</text:span><text:span text:style-name="T42"> </text:span><text:span text:style-name="T41">HTC Vive</text:span><text:span text:style-name="T42">, </text:span><text:span text:style-name="T41">Oculus Quest 2</text:span></text:p>
      <text:p text:style-name="P4" loext:marker-style-name="T31"><text:span text:style-name="T16">Využití:</text:span><text:span text:style-name="T16"/></text:p>
      <text:list text:style-name="WWNum9">
        <text:list-item>
          <text:p text:style-name="P41" loext:marker-style-name="T17"><text:span text:style-name="T17">hry</text:span><text:span text:style-name="T17"/></text:p>
        </text:list-item>
        <text:list-item>
          <text:p text:style-name="P41" loext:marker-style-name="T16"><text:span text:style-name="T17">cestování v pohodlí domova</text:span><text:span text:style-name="T16"> (např.: pro seniory/handicapované)</text:span></text:p>
        </text:list-item>
        <text:list-item>
          <text:p text:style-name="P41" loext:marker-style-name="T16"><text:span text:style-name="T17">simulátory pro zaškolení personálu</text:span><text:span text:style-name="T16"> „co dělat při požáru“</text:span></text:p>
        </text:list-item>
        <text:list-item>
          <text:p text:style-name="P41" loext:marker-style-name="T17"><text:span text:style-name="T17">letecký simulátor</text:span><text:span text:style-name="T17"/></text:p>
        </text:list-item>
        <text:list-item>
          <text:p text:style-name="P41" loext:marker-style-name="T17"><text:span text:style-name="T17">simulátor pro hasiče, vojáky</text:span><text:span text:style-name="T17"/></text:p>
        </text:list-item>
        <text:list-item>
          <text:p text:style-name="P42" loext:marker-style-name="T17"><text:span text:style-name="T17">učební pomůcky</text:span></text:p>
        </text:list-item>
      </text:list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roman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Calibri1" style:font-family-asian="Calibri" style:font-family-generic-asian="system" style:font-pitch-asian="variable" style:font-size-asian="2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Calibri1" style:font-family-asian="Calibri" style:font-family-generic-asian="system" style:font-pitch-asian="variable" style:font-size-asian="22pt" style:font-weight-asian="bold" style:font-name-complex="DejaVu Sans" style:font-family-complex="'DejaVu Sans'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5909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13</meta:editing-cycles>
    <meta:print-date>2025-03-14T20:23:00</meta:print-date>
    <meta:creation-date>2023-04-06T21:54:00</meta:creation-date>
    <dc:date>2026-04-24T15:41:51.099376657</dc:date>
    <meta:editing-duration>PT53M13S</meta:editing-duration>
    <meta:generator>LibreOffice/26.2.2.2$Linux_X86_64 LibreOffice_project/620$Build-2</meta:generator>
    <meta:document-statistic meta:table-count="0" meta:image-count="0" meta:object-count="0" meta:page-count="4" meta:paragraph-count="82" meta:word-count="645" meta:character-count="4689" meta:non-whitespace-character-count="3934"/>
    <meta:user-defined meta:name="AppVersion">16.0000</meta:user-defined>
    <meta:template xlink:type="simple" xlink:actuate="onRequest" xlink:title="Normal.dotm" xlink:href=""/>
  </office:meta>
</office:document-meta>
</file>